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55cm"/>
    </style:style>
    <style:style style:name="gr5" style:family="graphic" style:parent-style-name="standard">
      <style:graphic-properties draw:stroke="none" svg:stroke-color="#000000" draw:fill="none" draw:fill-color="#ffffff" fo:min-height="0.721cm"/>
    </style:style>
    <style:style style:name="gr6" style:family="graphic" style:parent-style-name="standard">
      <style:graphic-properties draw:stroke="none" svg:stroke-color="#000000" draw:fill="none" draw:fill-color="#ffffff" fo:min-height="0.67cm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standard">
      <style:graphic-properties draw:stroke="none" svg:stroke-color="#000000" draw:fill="none" draw:fill-color="#ffffff" fo:min-height="0.72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767cm" svg:height="2.911cm" svg:x="6.297cm" svg:y="18.719cm">
          <text:p text:style-name="P1">Material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64cm" svg:y1="7.821cm" svg:x2="14.368cm" svg:y2="7.821cm">
          <text:p/>
        </draw:line>
        <draw:line draw:style-name="gr3" draw:text-style-name="P1" draw:layer="layout" svg:x1="8.18cm" svg:y1="9.311cm" svg:x2="8.18cm" svg:y2="13.643cm">
          <text:p/>
        </draw:line>
        <draw:line draw:style-name="gr3" draw:text-style-name="P1" draw:layer="layout" svg:x1="8.18cm" svg:y1="13.643cm" svg:x2="13.628cm" svg:y2="13.643cm">
          <text:p/>
        </draw:line>
        <draw:custom-shape draw:style-name="gr1" draw:text-style-name="P1" draw:layer="layout" svg:width="3.767cm" svg:height="2.91cm" svg:x="13.628cm" svg:y="12.222cm">
          <text:p text:style-name="P1">Job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5cm" svg:y1="9.243cm" svg:x2="16.05cm" svg:y2="12.221cm">
          <text:p/>
        </draw:line>
        <draw:custom-shape draw:style-name="gr1" draw:text-style-name="P1" xml:id="id7" draw:id="id7" draw:layer="layout" svg:width="3.767cm" svg:height="2.91cm" svg:x="14.233cm" svg:y="6.468cm">
          <text:p text:style-name="P1">Invoic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64cm" svg:y1="20.412cm" svg:x2="13.628cm" svg:y2="20.412cm">
          <text:p/>
        </draw:line>
        <draw:g>
          <draw:line draw:style-name="gr3" draw:text-style-name="P1" draw:layer="layout" svg:x1="15.491cm" svg:y1="15.132cm" svg:x2="15.511cm" svg:y2="18.787cm">
            <text:p/>
          </draw:line>
        </draw:g>
        <draw:custom-shape draw:style-name="gr1" draw:text-style-name="P1" draw:layer="layout" svg:width="3.767cm" svg:height="2.911cm" svg:x="13.628cm" svg:y="18.787cm">
          <text:p text:style-name="P1">JobMaterials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7.287cm" svg:y1="9.311cm" svg:x2="7.307cm" svg:y2="14.838cm">
            <text:p/>
          </draw:line>
        </draw:g>
        <draw:custom-shape draw:style-name="gr1" draw:text-style-name="P1" xml:id="id1" draw:id="id1" draw:layer="layout" svg:width="3.767cm" svg:height="2.911cm" svg:x="4.207cm" svg:y="23.871cm">
          <text:p text:style-name="P1">Plaster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61cm" svg:y1="23.871cm" svg:x2="5.461cm" svg:y2="7.654cm">
          <text:p/>
        </draw:line>
        <draw:line draw:style-name="gr3" draw:text-style-name="P1" draw:layer="layout" svg:x1="5.461cm" svg:y1="7.654cm" svg:x2="6.297cm" svg:y2="7.654cm">
          <text:p/>
        </draw:line>
        <draw:custom-shape draw:style-name="gr1" draw:text-style-name="P1" xml:id="id3" draw:id="id3" draw:layer="layout" svg:width="3.767cm" svg:height="2.911cm" svg:x="6.297cm" svg:y="6.4cm">
          <text:p text:style-name="P1">Client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52cm" svg:y1="25.46cm" svg:x2="11.647cm" svg:y2="25.46cm">
          <text:p/>
        </draw:line>
        <draw:line draw:style-name="gr3" draw:text-style-name="P1" draw:layer="layout" svg:x1="11.73cm" svg:y1="25.46cm" svg:x2="11.73cm" svg:y2="16.348cm">
          <text:p/>
        </draw:line>
        <draw:line draw:style-name="gr3" draw:text-style-name="P1" draw:layer="layout" svg:x1="11.731cm" svg:y1="16.348cm" svg:x2="10.059cm" svg:y2="16.348cm">
          <text:p/>
        </draw:line>
        <draw:custom-shape draw:style-name="gr1" draw:text-style-name="P1" xml:id="id4" draw:id="id4" draw:layer="layout" svg:width="3.766cm" svg:height="2.911cm" svg:x="6.364cm" svg:y="14.861cm">
          <text:p text:style-name="P1">Appointments</text:p>
          <draw:enhanced-geometry svg:viewBox="0 0 21600 21600" draw:type="rectangle" draw:enhanced-path="M 0 0 L 21600 0 21600 21600 0 21600 0 0 Z N"/>
        </draw:custom-shape>
        <draw:frame draw:style-name="gr4" draw:layer="layout" svg:width="0.585cm" svg:height="0.963cm" svg:x="6.715cm" svg:y="9.274cm">
          <draw:text-box>
            <text:p>1</text:p>
          </draw:text-box>
        </draw:frame>
        <draw:frame draw:style-name="gr5" draw:layer="layout" svg:width="1.589cm" svg:height="1.675cm" svg:x="12.984cm" svg:y="7.017cm">
          <draw:text-box>
            <text:p>1.. *</text:p>
          </draw:text-box>
        </draw:frame>
        <draw:frame draw:style-name="gr5" draw:layer="layout" svg:width="1.589cm" svg:height="1.675cm" svg:x="4.959cm" svg:y="6.85cm">
          <draw:text-box>
            <text:p>1.. *</text:p>
          </draw:text-box>
        </draw:frame>
        <draw:frame draw:style-name="gr5" draw:layer="layout" svg:width="1.588cm" svg:height="1.675cm" svg:x="12.399cm" svg:y="12.837cm">
          <draw:text-box>
            <text:p>1.. *</text:p>
          </draw:text-box>
        </draw:frame>
        <draw:frame draw:style-name="gr5" draw:layer="layout" svg:width="0.586cm" svg:height="0.971cm" svg:x="8.219cm" svg:y="9.274cm">
          <draw:text-box>
            <text:p>1</text:p>
          </draw:text-box>
        </draw:frame>
        <draw:frame draw:style-name="gr5" draw:layer="layout" svg:width="0.585cm" svg:height="0.971cm" svg:x="10.059cm" svg:y="7.069cm">
          <draw:text-box>
            <text:p>1</text:p>
          </draw:text-box>
        </draw:frame>
        <draw:frame draw:style-name="gr6" draw:layer="layout" svg:width="1.588cm" svg:height="0.963cm" svg:x="7.467cm" svg:y="14.174cm">
          <draw:text-box>
            <text:p>1..*</text:p>
          </draw:text-box>
        </draw:frame>
        <draw:frame draw:style-name="gr4" draw:layer="layout" svg:width="0.585cm" svg:height="0.963cm" svg:x="7.969cm" svg:y="24.739cm">
          <draw:text-box>
            <text:p>1</text:p>
          </draw:text-box>
        </draw:frame>
        <draw:frame draw:style-name="gr5" draw:layer="layout" svg:width="1.588cm" svg:height="1.675cm" svg:x="10.059cm" svg:y="15.512cm">
          <draw:text-box>
            <text:p>1.. *</text:p>
          </draw:text-box>
        </draw:frame>
        <draw:frame draw:style-name="gr7" draw:layer="layout" svg:width="0.585cm" svg:height="0.963cm" svg:x="4.876cm" svg:y="23.202cm">
          <draw:text-box>
            <text:p>1</text:p>
          </draw:text-box>
        </draw:frame>
        <draw:frame draw:style-name="gr4" draw:layer="layout" svg:width="0.585cm" svg:height="0.963cm" svg:x="9.891cm" svg:y="19.723cm">
          <draw:text-box>
            <text:p>1</text:p>
          </draw:text-box>
        </draw:frame>
        <draw:frame draw:style-name="gr4" draw:layer="layout" svg:width="0.585cm" svg:height="0.963cm" svg:x="14.907cm" svg:y="15.126cm">
          <draw:text-box>
            <text:p>1</text:p>
          </draw:text-box>
        </draw:frame>
        <draw:frame draw:style-name="gr8" draw:layer="layout" svg:width="1.588cm" svg:height="1.675cm" svg:x="15.743cm" svg:y="18.103cm">
          <draw:text-box>
            <text:p>1.. *</text:p>
          </draw:text-box>
        </draw:frame>
        <draw:frame draw:style-name="gr5" draw:layer="layout" svg:width="1.588cm" svg:height="1.675cm" svg:x="12.316cm" svg:y="19.692cm">
          <draw:text-box>
            <text:p>1.. *</text:p>
          </draw:text-box>
        </draw:frame>
        <draw:frame draw:style-name="gr5" draw:layer="layout" svg:width="0.585cm" svg:height="0.971cm" svg:x="15.91cm" svg:y="9.274cm">
          <draw:text-box>
            <text:p>1</text:p>
          </draw:text-box>
        </draw:frame>
        <draw:frame draw:style-name="gr8" draw:layer="layout" svg:width="0.585cm" svg:height="0.972cm" svg:x="15.91cm" svg:y="11.499cm">
          <draw:text-box>
            <text:p>1</text:p>
          </draw:text-box>
        </draw:frame>
        <draw:custom-shape draw:style-name="gr1" draw:text-style-name="P1" xml:id="id2" draw:id="id2" draw:layer="layout" svg:width="3.767cm" svg:height="2.911cm" svg:x="1.9cm" svg:y="1.2cm">
          <text:p text:style-name="P1">Memb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767cm" svg:height="2.911cm" svg:x="14.033cm" svg:y="1.389cm">
          <text:p text:style-name="P1">Document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4.207cm" svg:y1="25.326cm" svg:x2="3.783cm" svg:y2="4.111cm" draw:start-shape="id1" draw:start-glue-point="3" draw:end-shape="id2" draw:end-glue-point="2" svg:d="m4207 25326h-502l78-20715v-500">
          <text:p/>
        </draw:connector>
        <draw:connector draw:style-name="gr9" draw:text-style-name="P1" draw:layer="layout" draw:type="lines" svg:x1="8.18cm" svg:y1="6.4cm" svg:x2="5.667cm" svg:y2="2.655cm" draw:start-shape="id3" draw:start-glue-point="0" draw:end-shape="id2" svg:d="m8180 6400v-502l-2013-3243h-500">
          <text:p/>
        </draw:connector>
        <draw:connector draw:style-name="gr9" draw:text-style-name="P1" xml:id="id5" draw:id="id5" draw:layer="layout" draw:type="lines" svg:x1="6.364cm" svg:y1="16.316cm" svg:x2="5.89cm" svg:y2="4.851cm" draw:start-shape="id4" draw:start-glue-point="3" svg:d="m6364 16316h-555l81-11465v0">
          <text:p/>
        </draw:connector>
        <draw:connector draw:style-name="gr9" draw:text-style-name="P1" draw:layer="layout" draw:type="lines" svg:x1="5.89cm" svg:y1="4.851cm" svg:x2="14.033cm" svg:y2="2.844cm" draw:start-shape="id5" draw:start-glue-point="3" draw:end-shape="id6" svg:d="m5890 4851v-500l7641-1507h502">
          <text:p/>
        </draw:connector>
        <draw:connector draw:style-name="gr9" draw:text-style-name="P1" draw:layer="layout" draw:type="lines" svg:x1="18cm" svg:y1="7.923cm" svg:x2="17.8cm" svg:y2="2.844cm" draw:start-shape="id7" draw:start-glue-point="1" draw:end-shape="id6" draw:end-glue-point="1" svg:d="m18000 7923h500l-200-5079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3T11:15:31.514000000</meta:creation-date>
    <meta:editing-duration>PT12M30S</meta:editing-duration>
    <meta:editing-cycles>9</meta:editing-cycles>
    <meta:generator>OpenOffice/4.0.0$Win32 OpenOffice.org_project/400m3$Build-9702</meta:generator>
    <dc:date>2014-10-24T16:13:43.17</dc:date>
    <meta:document-statistic meta:object-count="44"/>
  </office:meta>
</office:document-meta>
</file>